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5f43" officeooo:paragraph-rsid="001b5f43"/>
    </style:style>
    <style:style style:name="P2" style:family="paragraph" style:parent-style-name="Standard">
      <style:text-properties fo:language="ru" fo:country="RU" officeooo:rsid="001b5f43" officeooo:paragraph-rsid="001b5f43"/>
    </style:style>
    <style:style style:name="P3" style:family="paragraph" style:parent-style-name="Standard">
      <style:paragraph-properties fo:text-align="end" style:justify-single-word="false"/>
      <style:text-properties fo:language="ru" fo:country="RU" officeooo:rsid="001b5f43" officeooo:paragraph-rsid="001cef8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ef8e"/>
    </style:style>
    <style:style style:name="T3" style:family="text">
      <style:text-properties officeooo:rsid="001cef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З <text:span text:style-name="T1">PyWars</text:span></text:p>
      <text:p text:style-name="P1"><text:span text:style-name="T1">________________________________________________________________________________</text:span></text:p>
      <text:p text:style-name="P1"><text:span text:style-name="T1"/></text:p>
      <text:p text:style-name="P2">Наша команда планирует создать игру в стиле «выживание». Перед началом игры пользователь должен будет зарегистриоваться в приложении, нажав на кнопку <text:span text:style-name="T1">login. </text:span>Смысл игры — уворачиваться от пуль врагов и выжить как можно дольше. Вражеские пушки можно уничтожать. После окончания игры игрок сможет посмотреть свой рейтинг по пройденным волнам и длительности выживания. По мере прохождения игры пользователь сможет собирать монетки.</text:p>
      <text:p text:style-name="P2">________________________________________________________________________________</text:p>
      <text:p text:style-name="P2">Основные функции:</text:p>
      <text:p text:style-name="P2"/>
      <text:p text:style-name="P2">Пользователь должен будет зарегистриоваться в приложении, нажав на кнопку <text:span text:style-name="T1">login, </text:span>иначе функционал приложения не будет ему доступен</text:p>
      <text:p text:style-name="P2"/>
      <text:p text:style-name="P2">Топ участников по количеству пройденных волн и времени жизни</text:p>
      <text:p text:style-name="P2"/>
      <text:p text:style-name="P2">Кнопка<text:span text:style-name="T1"> Start </text:span>для начала игры</text:p>
      <text:p text:style-name="P2"/>
      <text:p text:style-name="P2">После поражения пользователь сможет начать играть заново либо выйти в главное меню</text:p>
      <text:p text:style-name="P2">________________________________________________________________________________</text:p>
      <text:p text:style-name="P2">Дополнительные функции (вероятно, будут недоступны к сдаче проекта):</text:p>
      <text:p text:style-name="P2"/>
      <text:p text:style-name="P2">Возможность выбора скина по нажатию соответствующей кнопки (скины можно покупать за монетки)</text:p>
      <text:p text:style-name="P2"/>
      <text:p text:style-name="P2">Кнопка паузы в самой игре</text:p>
      <text:p text:style-name="P2">________________________________________________________________________________</text:p>
      <text:p text:style-name="P2"/>
      <text:p text:style-name="P2">1) Напишем саму игру (<text:span text:style-name="T1">PyGame</text:span>)</text:p>
      <text:p text:style-name="P2">2) Создадим необходимую форму в <text:span text:style-name="T1">QT</text:span> <text:span text:style-name="T1">Designer</text:span> (<text:span text:style-name="T1">PyQT</text:span>6)</text:p>
      <text:p text:style-name="P2">3) Для каждой функции будут использоваться диалоговые окна</text:p>
      <text:p text:style-name="P2">4) По окончании игры игрок будет занесён в таблицу лидеров (<text:span text:style-name="T1">sql)</text:span></text:p>
      <text:p text:style-name="P2">5) Будем реализовывать дополнительные функции</text:p>
      <text:p text:style-name="P2">________________________________________________________________________________</text:p>
      <text:p text:style-name="P2"/>
      <text:p text:style-name="P3">Авторы:</text:p>
      <text:p text:style-name="P3"><text:s/>Журавлёв Андрей, <text:span text:style-name="T3">Лашко Максим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26T18:06:16.481000000</meta:creation-date>
    <dc:date>2024-12-26T18:23:44.575000000</dc:date>
    <meta:editing-duration>PT3M47S</meta:editing-duration>
    <meta:editing-cycles>1</meta:editing-cycles>
    <meta:document-statistic meta:table-count="0" meta:image-count="0" meta:object-count="0" meta:page-count="1" meta:paragraph-count="22" meta:word-count="177" meta:character-count="1622" meta:non-whitespace-character-count="1465"/>
    <meta:generator>LibreOffice/7.3.3.2$Windows_X86_64 LibreOffice_project/d1d0ea68f081ee2800a922cac8f79445e4603348</meta:generator>
  </office:meta>
</office:document-meta>
</file>